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htmlFrameSetDocument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FrameSetDocument.setCodeset( String cod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FrameSetDocument.setHtml( html set_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FrameSetDocument.getCod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FrameSetDocument.getHt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FrameSetDocument.appendHead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FrameSetDocument.getFr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FrameSetDocument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FrameSetDocument.output( 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htmlFrameSetDocumen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FrameSetDocument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htmlFrameSetDocument.XhtmlFrameSetDocument( String cod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FrameSetDocument.setDoctype( Doctype set_do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FrameSetDocument.setBody( body set_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FrameSetDocument.toString( String code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htmlFrameSetDocument.getDo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FrameSetDocument.appendBody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FrameSetDocument.get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FrameSetDocument.output( PrintWriter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htmlFrameSetDocument.appendTitle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FrameSetDocument.appendFrameSet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FrameSetDocument.XhtmlFrameS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htmlFrameSetDocument.setTitle( title set_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FrameSetDocument.appendTitl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FrameSetDocument.setHead( frameset set_fram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FrameSetDocument.appendFrameSe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FrameSetDocument.appendBody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FrameSetDocument.appendHea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FrameSetDocument.setHead( head set_h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